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podpis" style:family="paragraph">
      <style:paragraph-properties fo:margin-top="0.3333in"/>
    </style:style>
    <style:style style:name="P21" style:parent-style-name="podpis" style:family="paragraph">
      <style:paragraph-properties fo:text-align="start" fo:margin-left="0in">
        <style:tab-stops/>
      </style:paragraph-properties>
    </style:style>
    <style:style style:name="P22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5/2023<text:bookmark-end text:name="Text14"/></text:p>
            <text:p text:style-name="Normální">KVOP-31300/2023<text:bookmark-end text:name="Text2"/></text:p>
            <text:p text:style-name="Normální"><text:bookmark-start text:name="Text6"/>23. 08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Mgr.<text:s/>M. P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 vyřízení žádosti o informace</text:h>
      <text:h text:style-name="Nadpis1" text:outline-level="1">podle zákona č. 106/1999 Sb., o svobodném přístupu k informacím</text:h>
      <text:p text:style-name="Základnítext">Vážený pane magistře,</text:p>
      <text:p text:style-name="Základnítext">dne 18. srpna 2023 obdržela Kancelář veřejného ochránce práv Vaši žádost o informace. Žádáte o:</text:p>
      <text:list text:style-name="LFO3_1" text:continue-numbering="true">
        <text:list-item>
          <text:p text:style-name="P18">Poskytnutí výzvy, kterou veřejný ochránce práv zaslal ministrovi vnitra a ministrovi práce a sociálních věcí ve věci ubytování držitelů dočasné ochrany s ohledem na změny účinné od 1. července 2023. V této souvislosti jste odkázal na tiskovou zprávu zástupce veřejného ochránce práv.</text:p>
        </text:list-item>
        <text:list-item>
          <text:p text:style-name="P19">Poskytnutí informace, zda veřejný ochránce práv aktuálně řeší jakýkoliv případ, ve kterém nebylo držiteli dočasné ochrany přiděleno bezplatné ubytování, neboť pro toto ubytování nesplňuje podmínky dané českými předpisy.</text:p>
        </text:list-item>
      </text:list>
      <text:p text:style-name="Základnítext"><text:span text:style-name="Silné">Dáváme Vám tyto<text:s/></text:span><text:span text:style-name="Silné">informace</text:span>:</text:p>
      <text:h text:style-name="Nadpis2" text:outline-level="2">K bodu č. 1</text:h>
      <text:p text:style-name="Základnítext">Přikládám dopisy, které zástupce veřejného ochránce práv zaslal ministrovi vnitra a ministrovi práce a sociálních věcí.</text:p>
      <text:h text:style-name="Nadpis2" text:outline-level="2">K bodu č. 2</text:h>
      <text:p text:style-name="Základnítext">Veřejný ochránce práv v tuto chvíli neřeší žádný případ neposkytnutí nouzového ubytování.</text:p>
      <text:p text:style-name="Základnítext">S pozdravem</text:p>
      <text:p text:style-name="P20">JUDr. Pavel Pořízek, Ph.D. v. r.</text:p>
      <text:p text:style-name="podpis">vedoucí Kanceláře veřejného ochránce práv</text:p>
      <text:p text:style-name="podpis">(podepsáno elektronicky)</text:p>
      <text:p text:style-name="Příloha">Přílohy</text:p>
      <text:p text:style-name="P21">Dopis MV – zajištění bydlení lidem prchajícím z Ukrajiny</text:p>
      <text:p text:style-name="P22">Dopis MPSV - zajištění bydlení lidem prchajícím z Ukrajiny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RR0A*</text:span></text:p>
        <text:p text:style-name="P12"><text:span text:style-name="T13">KVOPX00DRR0A</text:span>KVOPX00DRR0A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9-15T10:25:00Z</meta:creation-date>
    <dc:date>2023-09-15T10:26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95" meta:character-count="1349" meta:row-count="9" meta:non-whitespace-character-count="1156"/>
  </office:meta>
</office:document-meta>
</file>